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 style:master-page-name="">
      <style:paragraph-properties style:page-number="auto" fo:break-before="page"/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Javascript Einführung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>Uebungen/05_Objekte</text:p>
          </table:table-cell>
          <table:table-cell table:style-name="Tabelle1.C2" office:value-type="string">
            <text:p text:style-name="P1">Schuljahr 2015/16</text:p>
          </table:table-cell>
        </table:table-row>
      </table:table>
      <text:p text:style-name="P3"/>
      <text:p text:style-name="P1">Gegeben ist die <text:s/>HTML-Datei Uebungen/05_Objekte/1formular_vorlage</text:p>
      <text:p text:style-name="P1"/>
      <text:p text:style-name="P1">Folgendes ist zu realisieren:</text:p>
      <text:p text:style-name="P1"/>
      <text:p text:style-name="P4">Erzeugen Sie eine eigenes Objekt mit dem Namen Buch, welches folgende Eigenschaften hat:</text:p>
      <text:p text:style-name="P4"/>
      <text:p text:style-name="P4"><text:tab/><text:tab/>Titel</text:p>
      <text:p text:style-name="P4"><text:tab/><text:tab/>Verlag </text:p>
      <text:p text:style-name="P4"><text:tab/><text:tab/>Seiten </text:p>
      <text:p text:style-name="P4"/>
      <text:p text:style-name="P4">Die Eigenschaften für das Buch sollen von dem Formular eingelesen werden, überprüft und gespeichert werden.</text:p>
      <text:p text:style-name="P4"/>
      <text:p text:style-name="P4">Folgendes soll geprüft werden: </text:p>
      <text:p text:style-name="P4"/>
      <text:p text:style-name="P4"><text:tab/>Sind alle Eingabefelder gesetzt</text:p>
      <text:p text:style-name="P4"/>
      <text:p text:style-name="P4"><text:tab/>Ist die Seitenzahl eine Integer Angabe </text:p>
      <text:p text:style-name="P4"/>
      <text:p text:style-name="P4">Ausserdem soll die Seitenzahl als Integer Wert im Objekt gespeichert werden. </text:p>
      <text:p text:style-name="P4"><text:s/></text:p>
      <text:p text:style-name="P4"/>
      <text:p text:style-name="P4">Alle eingegebenen Bücher sollen ausserdem in einem Array der Bücher gespeichert werden.</text:p>
      <text:p text:style-name="P4"/>
      <text:p text:style-name="P4">Unterhalb der Eingabe wird die Liste der Bücher als HTML-Liste ausgegeben. Verwenden Sie hierzu das &lt;div&gt; Tag unterhalb des Formulars. </text:p>
      <text:p text:style-name="P6">Konstruktor-Funktion</text:p>
      <text:p text:style-name="P3"/>
      <text:p text:style-name="P3">function Buch(pTitel, pVerlag, pSeiten)</text:p>
      <text:p text:style-name="P3">{</text:p>
      <text:p text:style-name="P3"><text:s text:c="3"/>this.Titel <text:s/>= pTitel;</text:p>
      <text:p text:style-name="P3"><text:s text:c="3"/>this.Verlag = pVerlag;</text:p>
      <text:p text:style-name="P3"><text:s text:c="3"/>this.Seiten = pSeiten;</text:p>
      <text:p text:style-name="P3">}</text:p>
      <text:p text:style-name="P3"/>
      <text:p text:style-name="P5">Objekt erzeugen</text:p>
      <text:p text:style-name="P3"/>
      <text:p text:style-name="P3">diesesBuch = new Buch("JavaScript Workshop","Addison-Wesley", 300);</text:p>
      <text:p text:style-name="P3"/>
      <text:p text:style-name="P5">Objekt anzeigen</text:p>
      <text:p text:style-name="P3"/>
      <text:p text:style-name="P3">&lt;script language="JavaScript" type="text/javascript"&gt;</text:p>
      <text:p text:style-name="P3">&lt;!--</text:p>
      <text:p text:style-name="P3">document.writeln('Das Buch "'+diesesBuch.Titel+'" ');</text:p>
      <text:p text:style-name="P3">document.writeln(' von "'+diesesBuch.Verlag+'" hat ca. ');</text:p>
      <text:p text:style-name="P3">document.writeln(diesesBuch.Seiten+' Seiten.');</text:p>
      <text:p text:style-name="P3">// --&gt;</text:p>
      <text:p text:style-name="P3">&lt;/script&gt;</text:p>
      <text:p text:style-name="P3"/>
      <text:p text:style-name="P3">Wir erhalten eine solche Ausgabe:</text:p>
      <text:p text:style-name="P3">Das Buch "JavaScript Workshop" von "Addison-Wesley" hat ca. 300 Seiten.</text:p>
      <text:p text:style-name="P3"/>
      <text:p text:style-name="P5">Methode definieren</text:p>
      <text:p text:style-name="P3"/>
      <text:p text:style-name="P3">function Buch(pTitel, pVerlag, pSeiten, pFarbe, pArt)</text:p>
      <text:p text:style-name="P3">{</text:p>
      <text:p text:style-name="P3"><text:s text:c="3"/>this.Titel <text:s text:c="6"/>= pTitel;</text:p>
      <text:p text:style-name="P3"><text:s text:c="3"/>this.Verlag <text:s text:c="5"/>= pVerlag;</text:p>
      <text:p text:style-name="P3"><text:s text:c="3"/>this.Seiten <text:s text:c="5"/>= pSeiten;</text:p>
      <text:p text:style-name="P3"><text:s text:c="3"/>this.verliehen <text:s text:c="6"/>= false;</text:p>
      <text:p text:style-name="P3"><text:s text:c="3"/>this.ausleihen <text:s/>= ausleihen;</text:p>
      <text:p text:style-name="P3"><text:s text:c="3"/>this.wiedergeben = wiedergeben;</text:p>
      <text:p text:style-name="P3">}</text:p>
      <text:p text:style-name="P3"/>
      <text:p text:style-name="P3">function ausleihen()</text:p>
      <text:p text:style-name="P3">{</text:p>
      <text:p text:style-name="P3"><text:s text:c="3"/>this.verliehen =true;</text:p>
      <text:p text:style-name="P3">}</text:p>
      <text:p text:style-name="P3"/>
      <text:p text:style-name="P3">function wiedergeben()</text:p>
      <text:p text:style-name="P3">{</text:p>
      <text:p text:style-name="P3"><text:s text:c="3"/>this.verliehen =false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6-04-18T21:49:38.96</meta:creation-date>
    <dc:date>2016-04-19T20:17:05.88</dc:date>
    <dc:creator>Yvonne Fitzgerald</dc:creator>
    <meta:editing-duration>PT1H4M1S</meta:editing-duration>
    <meta:editing-cycles>2</meta:editing-cycles>
    <meta:generator>OpenOffice/4.1.1$Win32 OpenOffice.org_project/411m6$Build-9775</meta:generator>
    <meta:document-statistic meta:table-count="1" meta:image-count="0" meta:object-count="0" meta:page-count="2" meta:paragraph-count="57" meta:word-count="209" meta:character-count="1752"/>
  </office:meta>
</office:document-meta>
</file>